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29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130.85pt"/>
    </style:style>
    <style:style style:name="co4" style:family="table-column">
      <style:table-column-properties fo:break-before="auto" style:column-width="95.5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48.56pt"/>
    </style:style>
    <style:style style:name="co7" style:family="table-column">
      <style:table-column-properties fo:break-before="auto" style:column-width="175.41pt"/>
    </style:style>
    <style:style style:name="co8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54.45pt"/>
    </style:style>
    <style:style style:name="co10" style:family="table-column">
      <style:table-column-properties fo:break-before="auto" style:column-width="44.56pt"/>
    </style:style>
    <style:style style:name="co11" style:family="table-column">
      <style:table-column-properties fo:break-before="auto" style:column-width="792.26pt"/>
    </style:style>
    <style:style style:name="co12" style:family="table-column">
      <style:table-column-properties fo:break-before="auto" style:column-width="87.7pt"/>
    </style:style>
    <style:style style:name="co13" style:family="table-column">
      <style:table-column-properties fo:break-before="auto" style:column-width="362.86pt"/>
    </style:style>
    <style:style style:name="co14" style:family="table-column">
      <style:table-column-properties fo:break-before="auto" style:column-width="762.55pt"/>
    </style:style>
    <style:style style:name="co15" style:family="table-column">
      <style:table-column-properties fo:break-before="auto" style:column-width="90.5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ffect-Box_bom_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Field9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iovdd_0 C_iovdd_3 C_iovdd_5 C_vdd_1</text:p>
          </table:table-cell>
          <table:table-cell office:value-type="string" calcext:value-type="string">
            <text:p>0.1 µ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7 C31 C35 C38 C39 C41 C42 C44 C45 C46 C47 C49 C51 C53 C55 C57 C59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btn_0 C_btn_1 C_btn_2 C_btn_3 C_btn_4 C_btn_5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-dmpro-rescue</text:p>
          </table:table-cell>
          <table:table-cell office:value-type="string" calcext:value-type="string">
            <text:p>C_dec1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avdd_0 C_avdd_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avdd1 C_iovdd1 C_vdd1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disp_1 C_disp_2 C_reset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 C6 C10 C12 C13 C15 C17 C20 C25 C67 C69 C77 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8 C9 C14 C64 C6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70 C75 C7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-dmpro-rescue</text:p>
          </table:table-cell>
          <table:table-cell office:value-type="string" calcext:value-type="string">
            <text:p>C_crystal_1 C_crystal_2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1 C61 C66 C6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7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 C4 C16 C18 C19 C6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330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6 C28 C30 C32 C33 C34 C36 C37 C40 C43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olarized capacitor, small US symbol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C72 C73 C74 C79 C80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3 C24 C2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 C81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rystal_GND24-dmpro-rescue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Crystal_SMD_Abracon_ABM8G-4Pin_3.2x2.5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ight emitting 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ight emitting 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BLM21AG102SN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26642801RP2</text:p>
          </table:table-cell>
          <table:table-cell office:value-type="string" calcext:value-type="string">
            <text:p>J2 J6</text:p>
          </table:table-cell>
          <table:table-cell office:value-type="string" calcext:value-type="string">
            <text:p>26642801RP2</text:p>
          </table:table-cell>
          <table:table-cell office:value-type="string" calcext:value-type="string">
            <text:p>PinHeader_2x14_P2.54mm_Vertical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udio Jack, 3 Poles (Stereo / TRS)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J7 J8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Jack_3.5mm_CUI_SJ-3523-SMT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Generic connector, double row, 02x07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PinHeader_2x07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Conn_ARM_JTAG_SWD_20-dmpro-rescue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ARM_JTAG_SWD_20</text:p>
          </table:table-cell>
          <table:table-cell office:value-type="string" calcext:value-type="string">
            <text:p>PinHeader_2x10_P2.54mm_Vertic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FH12A-10S-0.5SH55</text:p>
          </table:table-cell>
          <table:table-cell office:value-type="string" calcext:value-type="string">
            <text:p>J3</text:p>
          </table:table-cell>
          <table:table-cell table:number-columns-repeated="2" office:value-type="string" calcext:value-type="string">
            <text:p>FH12A-10S-0.5SH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J-006A-SMT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J-006A-SMT</text:p>
          </table:table-cell>
          <table:table-cell office:value-type="string" calcext:value-type="string">
            <text:p>CUI_PJ-006A-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https://www.cui.com/product/interconnect/connectors/dc-power-connectors/jacks/pj-006a-smt?utm_source=snapeda.com&amp;utm_medium=referral&amp;utm_campaign=snapedaBOM</text:p>
          </table:table-cell>
          <table:table-cell office:value-type="string" calcext:value-type="string">
            <text:p>PJ-006A-SMT-TR</text:p>
          </table:table-cell>
          <table:table-cell office:value-type="string" calcext:value-type="string">
            <text:p>2.0 x 6.3 mm, 2.5 A, Vertical, Surface Mount _SMT_, Dc Power Jack Connector</text:p>
          </table:table-cell>
          <table:table-cell office:value-type="string" calcext:value-type="string">
            <text:p>https://www.digikey.com/product-detail/en/cui-inc/PJ-006A-SMT-TR/CP-006APJCT-ND/669696?utm_source=snapeda&amp;utm_medium=aggregator&amp;utm_campaign=symbol</text:p>
          </table:table-cell>
          <table:table-cell office:value-type="string" calcext:value-type="string">
            <text:p>CP-006APJCT-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eneric connector, single row, 01x08, script generated (kicad-library-utils/schlib/autogen/connector/)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ower pins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1 L2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IND_VLS5045EX-4R7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IND_VLS5045EX-4R7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btn_up_0 R_btn_up_1 R_btn_up_2 R_btn_up_3 R_btn_up_4 R_btn_up_5</text:p>
          </table:table-cell>
          <table:table-cell office:value-type="string" calcext:value-type="string">
            <text:p>1 M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disp1</text:p>
          </table:table-cell>
          <table:table-cell office:value-type="string" calcext:value-type="string">
            <text:p>10 M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btn_0 R_btn_1 R_btn_2 R_btn_3 R_btn_4 R_btn_5 R_reset1</text:p>
          </table:table-cell>
          <table:table-cell office:value-type="string" calcext:value-type="string">
            <text:p>100 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 R6 R18 R1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0 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 R4 R8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2 R13 R16 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6.81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73.2k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LED_1 R_LED_2</text:p>
          </table:table-cell>
          <table:table-cell office:value-type="string" calcext:value-type="string">
            <text:p>82 Ω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SMSMTR</text:p>
          </table:table-cell>
          <table:table-cell office:value-type="string" calcext:value-type="string">
            <text:p>SW0 SW1 SW2 SW3 SW4 SW5 SW6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FSMSMT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EFM32GG942F1024-dmpro-rescue</text:p>
          </table:table-cell>
          <table:table-cell office:value-type="string" calcext:value-type="string">
            <text:p>U7</text:p>
          </table:table-cell>
          <table:table-cell table:number-columns-repeated="2" office:value-type="string" calcext:value-type="string">
            <text:p>EFM32GG942F102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INA1651IPW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NA1651IPW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LM7805SX_NOPB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M7805SX_NOPB</text:p>
          </table:table-cell>
          <table:table-cell office:value-type="string" calcext:value-type="string">
            <text:p>LM7805SX&amp;slash_NOPB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PCM3003E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CM3003E</text:p>
          </table:table-cell>
          <table:table-cell office:value-type="string" calcext:value-type="string">
            <text:p>SSOP-24_5.3x8.2mm_P0.65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S25FL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25FL1</text:p>
          </table:table-cell>
          <table:table-cell office:value-type="string" calcext:value-type="string">
            <text:p>SOIC-8_5.275x5.275mm_P1.27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SiT2024B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iT2024B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PS5429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S54294</text:p>
          </table:table-cell>
          <table:table-cell office:value-type="string" calcext:value-type="string">
            <text:p>TPS54294PWP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PS543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PS54325</text:p>
          </table:table-cell>
          <table:table-cell office:value-type="string" calcext:value-type="string">
            <text:p>TPS54325PWP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rtix 7 T 100 XC7A100T-FTG256</text:p>
          </table:table-cell>
          <table:table-cell office:value-type="string" calcext:value-type="string">
            <text:p>XC7A100T-FTG25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C7A100T-FTG256</text:p>
          </table:table-cell>
          <table:table-cell office:value-type="string" calcext:value-type="string">
            <text:p>Xilinx_FTG25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Component Groups: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nent Count: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tted Components: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PCBs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components: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ematic Version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ematic Date: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CB Variant: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M Date:</text:p>
          </table:table-cell>
          <table:table-cell/>
          <table:table-cell office:value-type="string" calcext:value-type="string">
            <text:p>ti. 08. okt. 2019 kl. 12.55 +0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ematic Source:</text:p>
          </table:table-cell>
          <table:table-cell/>
          <table:table-cell office:value-type="string" calcext:value-type="string">
            <text:p>/home/hon/Projects/GitHub/DMPRO-Gruppe-B/Effect-Box-PCB/Effect-Box.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Cad Version:</text:p>
          </table:table-cell>
          <table:table-cell/>
          <table:table-cell office:value-type="string" calcext:value-type="string">
            <text:p>Eeschema 5.1.4-e60b266~84~ubuntu19.04.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14:20:40.153618225</dc:date>
    <meta:editing-duration>PT20M45S</meta:editing-duration>
    <meta:editing-cycles>4</meta:editing-cycles>
    <meta:generator>LibreOffice/6.2.7.1$Linux_X86_64 LibreOffice_project/20$Build-1</meta:generator>
    <meta:document-statistic meta:table-count="1" meta:cell-count="496" meta:object-count="0"/>
  </office:meta>
</office:document-meta>
</file>